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ystem" style:font-pitch="variable"/>
    <style:font-face style:name="ArialMT" svg:font-family="ArialMT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241f1f" draw:stroke-linejoin="miter" svg:stroke-linecap="square" draw:fill="solid" draw:fill-color="#ffffff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241f1f" draw:stroke-linejoin="miter" svg:stroke-linecap="square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41f1f"/>
    </style:style>
    <style:style style:name="gr5" style:family="graphic" style:parent-style-name="standard">
      <style:graphic-properties draw:stroke="none" draw:fill="solid" draw:fill-color="#ffffff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41f1f"/>
    </style:style>
    <style:style style:name="T1" style:family="text">
      <style:text-properties fo:color="#241f1f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2" style:family="text">
      <style:text-properties fo:color="#241f1f" loext:opacity="100%" style:font-name="ArialMT" fo:font-size="8pt" fo:font-style="italic" fo:font-weight="normal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428cm" svg:height="0.953cm" svg:x="1.428cm" svg:y="0.685cm" svg:viewBox="0 0 1429 954" draw:points="0,954 1429,954 1429,0 0,0">
          <text:p/>
        </draw:polygon>
        <draw:frame draw:style-name="gr2" draw:text-style-name="P3" draw:layer="layout" svg:width="0.883cm" svg:height="0.319cm" svg:x="1.703cm" svg:y="0.829cm">
          <draw:text-box>
            <text:p text:style-name="P2"><text:span text:style-name="T1">Analog</text:span></text:p>
          </draw:text-box>
        </draw:frame>
        <draw:polygon draw:style-name="gr1" draw:text-style-name="P1" draw:layer="layout" svg:width="1.271cm" svg:height="0.953cm" svg:x="3.809cm" svg:y="0.685cm" svg:viewBox="0 0 1272 954" draw:points="0,954 1272,954 1272,0 0,0">
          <text:p/>
        </draw:polygon>
        <draw:frame draw:style-name="gr2" draw:text-style-name="P3" draw:layer="layout" svg:width="0.54cm" svg:height="0.319cm" svg:x="1.876cm" svg:y="1.168cm">
          <draw:text-box>
            <text:p text:style-name="P2"><text:span text:style-name="T1">filter</text:span></text:p>
          </draw:text-box>
        </draw:frame>
        <draw:polygon draw:style-name="gr1" draw:text-style-name="P1" draw:layer="layout" svg:width="1.906cm" svg:height="1.539cm" svg:x="6.031cm" svg:y="0.392cm" svg:viewBox="0 0 1907 1540" draw:points="0,1540 1907,1540 1907,0 0,0">
          <text:p/>
        </draw:polygon>
        <draw:frame draw:style-name="gr2" draw:text-style-name="P3" draw:layer="layout" svg:width="0.599cm" svg:height="0.319cm" svg:x="4.147cm" svg:y="0.998cm">
          <draw:text-box>
            <text:p text:style-name="P2"><text:span text:style-name="T1">ADC</text:span></text:p>
          </draw:text-box>
        </draw:frame>
        <draw:frame draw:style-name="gr2" draw:text-style-name="P3" draw:layer="layout" svg:width="0.586cm" svg:height="0.319cm" svg:x="6.694cm" svg:y="0.829cm">
          <draw:text-box>
            <text:p text:style-name="P2"><text:span text:style-name="T1">DSP</text:span></text:p>
          </draw:text-box>
        </draw:frame>
        <draw:polygon draw:style-name="gr1" draw:text-style-name="P1" draw:layer="layout" svg:width="2.858cm" svg:height="0.636cm" svg:x="9.206cm" svg:y="0.367cm" svg:viewBox="0 0 2859 637" draw:points="0,637 2859,637 2859,0 0,0">
          <text:p/>
        </draw:polygon>
        <draw:frame draw:style-name="gr2" draw:text-style-name="P3" draw:layer="layout" svg:width="1.344cm" svg:height="0.319cm" svg:x="6.318cm" svg:y="1.167cm">
          <draw:text-box>
            <text:p text:style-name="P2"><text:span text:style-name="T1">Algorithms</text:span></text:p>
          </draw:text-box>
        </draw:frame>
        <draw:line draw:style-name="gr3" draw:text-style-name="P4" draw:layer="layout" svg:x1="0.316cm" svg:y1="1.162cm" svg:x2="1.23cm" svg:y2="1.162cm">
          <text:p/>
        </draw:line>
        <draw:polygon draw:style-name="gr4" draw:text-style-name="P5" draw:layer="layout" svg:width="0.23cm" svg:height="0.226cm" svg:x="1.198cm" svg:y="1.049cm" svg:viewBox="0 0 231 227" draw:points="0,0 231,114 0,227">
          <text:p/>
        </draw:polygon>
        <draw:line draw:style-name="gr3" draw:text-style-name="P4" draw:layer="layout" svg:x1="2.856cm" svg:y1="1.162cm" svg:x2="3.608cm" svg:y2="1.162cm">
          <text:p/>
        </draw:line>
        <draw:polygon draw:style-name="gr4" draw:text-style-name="P5" draw:layer="layout" svg:width="0.229cm" svg:height="0.226cm" svg:x="3.58cm" svg:y="1.049cm" svg:viewBox="0 0 230 227" draw:points="0,0 230,114 0,227">
          <text:p/>
        </draw:polygon>
        <draw:line draw:style-name="gr3" draw:text-style-name="P4" draw:layer="layout" svg:x1="5.079cm" svg:y1="1.162cm" svg:x2="5.83cm" svg:y2="1.162cm">
          <text:p/>
        </draw:line>
        <draw:polygon draw:style-name="gr4" draw:text-style-name="P5" draw:layer="layout" svg:width="0.229cm" svg:height="0.226cm" svg:x="5.802cm" svg:y="1.049cm" svg:viewBox="0 0 230 227" draw:points="0,0 230,114 0,227">
          <text:p/>
        </draw:polygon>
        <draw:frame draw:style-name="gr2" draw:text-style-name="P3" draw:layer="layout" svg:width="2.606cm" svg:height="0.319cm" svg:x="9.342cm" svg:y="0.522cm">
          <draw:text-box>
            <text:p text:style-name="P2"><text:span text:style-name="T1">Time domain display</text:span></text:p>
          </draw:text-box>
        </draw:frame>
        <draw:frame draw:style-name="gr2" draw:text-style-name="P3" draw:layer="layout" svg:width="0.489cm" svg:height="0.319cm" svg:x="5.273cm" svg:y="0.668cm">
          <draw:text-box>
            <text:p text:style-name="P2"><text:span text:style-name="T2">x</text:span><text:span text:style-name="T1">(</text:span><text:span text:style-name="T2">n</text:span><text:span text:style-name="T1">)</text:span></text:p>
          </draw:text-box>
        </draw:frame>
        <draw:frame draw:style-name="gr2" draw:text-style-name="P3" draw:layer="layout" svg:width="0.883cm" svg:height="0.319cm" svg:x="0.335cm" svg:y="0.317cm">
          <draw:text-box>
            <text:p text:style-name="P2"><text:span text:style-name="T1">Analog</text:span></text:p>
          </draw:text-box>
        </draw:frame>
        <draw:polygon draw:style-name="gr5" draw:text-style-name="P1" draw:layer="layout" svg:width="3.493cm" svg:height="0.635cm" svg:x="9.206cm" svg:y="1.162cm" svg:viewBox="0 0 3494 636" draw:points="0,636 3494,636 3494,0 0,0">
          <text:p/>
        </draw:polygon>
        <draw:polygon draw:style-name="gr3" draw:text-style-name="P4" draw:layer="layout" svg:width="3.493cm" svg:height="0.635cm" svg:x="9.206cm" svg:y="1.162cm" svg:viewBox="0 0 3494 636" draw:points="0,636 3494,636 3494,0 0,0">
          <text:p/>
        </draw:polygon>
        <draw:frame draw:style-name="gr2" draw:text-style-name="P3" draw:layer="layout" svg:width="0.616cm" svg:height="0.319cm" svg:x="0.468cm" svg:y="0.656cm">
          <draw:text-box>
            <text:p text:style-name="P2"><text:span text:style-name="T1">input</text:span></text:p>
          </draw:text-box>
        </draw:frame>
        <draw:polyline draw:style-name="gr3" draw:text-style-name="P4" draw:layer="layout" svg:width="0.434cm" svg:height="0.158cm" svg:x="8.571cm" svg:y="1.321cm" svg:viewBox="0 0 435 159" draw:points="0,0 0,159 435,159">
          <text:p/>
        </draw:polyline>
        <draw:polygon draw:style-name="gr4" draw:text-style-name="P5" draw:layer="layout" svg:width="0.229cm" svg:height="0.226cm" svg:x="8.977cm" svg:y="1.366cm" svg:viewBox="0 0 230 227" draw:points="0,0 230,113 0,227">
          <text:p/>
        </draw:polygon>
        <draw:polyline draw:style-name="gr3" draw:text-style-name="P4" draw:layer="layout" svg:width="1.069cm" svg:height="0.477cm" svg:x="7.936cm" svg:y="0.685cm" svg:viewBox="0 0 1070 478" draw:points="0,478 636,478 636,0 1070,0">
          <text:p/>
        </draw:polyline>
        <draw:polygon draw:style-name="gr4" draw:text-style-name="P5" draw:layer="layout" svg:width="0.229cm" svg:height="0.23cm" svg:x="8.977cm" svg:y="0.572cm" svg:viewBox="0 0 230 231" draw:points="0,0 230,114 0,231">
          <text:p/>
        </draw:polygon>
        <draw:line draw:style-name="gr3" draw:text-style-name="P4" draw:layer="layout" svg:x1="8.571cm" svg:y1="1.479cm" svg:x2="8.571cm" svg:y2="1.162cm">
          <text:p/>
        </draw:line>
        <draw:frame draw:style-name="gr2" draw:text-style-name="P3" draw:layer="layout" svg:width="3.317cm" svg:height="0.319cm" svg:x="9.306cm" svg:y="1.316cm">
          <draw:text-box>
            <text:p text:style-name="P2"><text:span text:style-name="T1">Frequency content displa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ystem" style:font-pitch="variable"/>
    <style:font-face style:name="ArialMT" svg:font-family="ArialMT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3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1:29:04.615038217</meta:creation-date>
    <dc:date>2023-08-07T11:29:59.524099437</dc:date>
    <meta:editing-duration>PT55S</meta:editing-duration>
    <meta:editing-cycles>1</meta:editing-cycles>
    <meta:document-statistic meta:object-count="27"/>
    <meta:generator>LibreOffice/7.5.4.2$Linux_X86_64 LibreOffice_project/50$Build-2</meta:generator>
  </office:meta>
</office:document-meta>
</file>